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C000000A53B4B3E3C47A421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svg:stroke-opacity="100%" draw:fill-color="#ffffff" draw:opacity="100%" draw:opacity-name="" draw:textarea-horizontal-align="justify" draw:textarea-vertical-align="middle" draw:auto-grow-height="false" fo:min-height="1.909cm" fo:min-width="12.32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8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9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68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06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32cm" svg:height="5.819cm" svg:x="3.66cm" svg:y="7.599cm">
          <draw:image xlink:href="Pictures/100000000000027C000000A53B4B3E3C47A4210C.png" xlink:type="simple" xlink:show="embed" xlink:actuate="onLoad">
            <text:p/>
          </draw:image>
        </draw:frame>
        <draw:custom-shape draw:style-name="gr2" draw:text-style-name="P2" draw:layer="layout" svg:width="12.827cm" svg:height="2.159cm" svg:x="9.382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8cm" svg:height="0.508cm" svg:x="17.637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6cm" svg:height="0.508cm" svg:x="18.09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8cm" svg:height="0.508cm" svg:x="18.551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6cm" svg:height="0.508cm" svg:x="19.009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8cm" svg:height="0.508cm" svg:x="19.46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8cm" svg:height="0.508cm" svg:x="19.923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6cm" svg:height="0.508cm" svg:x="20.381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8cm" svg:height="0.508cm" svg:x="20.837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8cm" svg:height="0.508cm" svg:x="17.63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56cm" svg:height="0.508cm" svg:x="18.09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58cm" svg:height="0.508cm" svg:x="18.55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56cm" svg:height="0.508cm" svg:x="19.00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56cm" svg:height="0.508cm" svg:x="21.29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8cm" svg:height="0.508cm" svg:x="21.751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6cm" svg:height="0.508cm" svg:x="21.29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58cm" svg:height="0.508cm" svg:x="21.75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58cm" svg:height="0.509cm" svg:x="17.637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6cm" svg:height="0.509cm" svg:x="18.095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8cm" svg:height="0.509cm" svg:x="18.551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6cm" svg:height="0.509cm" svg:x="19.009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8cm" svg:height="0.509cm" svg:x="19.465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8cm" svg:height="0.509cm" svg:x="19.923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6cm" svg:height="0.509cm" svg:x="20.381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8cm" svg:height="0.509cm" svg:x="20.837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8cm" svg:height="0.509cm" svg:x="17.637cm" svg:y="10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56cm" svg:height="0.509cm" svg:x="18.095cm" svg:y="10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58cm" svg:height="0.509cm" svg:x="18.551cm" svg:y="10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56cm" svg:height="0.509cm" svg:x="19.009cm" svg:y="10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56cm" svg:height="0.509cm" svg:x="21.295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8cm" svg:height="0.509cm" svg:x="21.751cm" svg:y="10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56cm" svg:height="0.509cm" svg:x="21.295cm" svg:y="10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58cm" svg:height="0.509cm" svg:x="21.751cm" svg:y="10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458cm" svg:height="0.507cm" svg:x="17.637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6cm" svg:height="0.507cm" svg:x="18.09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8cm" svg:height="0.507cm" svg:x="18.551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6cm" svg:height="0.507cm" svg:x="19.009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8cm" svg:height="0.507cm" svg:x="19.46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8cm" svg:height="0.507cm" svg:x="19.923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6cm" svg:height="0.507cm" svg:x="20.381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8cm" svg:height="0.507cm" svg:x="20.837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8cm" svg:height="0.507cm" svg:x="17.637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456cm" svg:height="0.507cm" svg:x="18.095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458cm" svg:height="0.507cm" svg:x="18.551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456cm" svg:height="0.507cm" svg:x="19.009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456cm" svg:height="0.507cm" svg:x="21.29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8cm" svg:height="0.507cm" svg:x="21.751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56cm" svg:height="0.507cm" svg:x="21.295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458cm" svg:height="0.507cm" svg:x="21.751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7.129cm" svg:y1="9.255cm" svg:x2="17.129cm" svg:y2="11.414cm">
          <text:p/>
        </draw:line>
        <draw:custom-shape draw:style-name="gr7" draw:text-style-name="P3" draw:layer="layout" svg:width="0.363cm" svg:height="0.318cm" svg:x="13.001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3.364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3.725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4.088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318cm" svg:x="14.449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318cm" svg:x="14.811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5.173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4cm" svg:height="0.318cm" svg:x="15.534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3.001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3.364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3cm" svg:height="0.318cm" svg:x="13.725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4.088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cm" svg:height="0.318cm" svg:x="15.898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6.258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cm" svg:height="0.318cm" svg:x="15.898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3cm" svg:height="0.318cm" svg:x="16.258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3.001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3.364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3.72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4.088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4.449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4.811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5.173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4cm" svg:height="0.317cm" svg:x="15.534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3.00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3.364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3.725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4.088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cm" svg:height="0.317cm" svg:x="15.898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6.258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cm" svg:height="0.317cm" svg:x="15.898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6.258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3cm" svg:height="0.318cm" svg:x="9.382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cm" svg:height="0.318cm" svg:x="9.745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4cm" svg:height="0.318cm" svg:x="10.105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0.469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0.83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1.191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1.554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1.915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9.382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cm" svg:height="0.318cm" svg:x="9.745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4cm" svg:height="0.318cm" svg:x="10.105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0.469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2.278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318cm" svg:x="12.639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2.278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2cm" svg:height="0.318cm" svg:x="12.639cm" svg:y="11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9.382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cm" svg:height="0.317cm" svg:x="9.74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4cm" svg:height="0.317cm" svg:x="10.10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0.469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0.83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1.191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1.554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1.91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9.382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cm" svg:height="0.317cm" svg:x="9.745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4cm" svg:height="0.317cm" svg:x="10.105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0.469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2.278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2.639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2.278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2cm" svg:height="0.317cm" svg:x="12.639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3cm" svg:height="0.318cm" svg:x="13.001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3.364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3.725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4.088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318cm" svg:x="14.449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318cm" svg:x="14.811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5.173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4cm" svg:height="0.318cm" svg:x="15.534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3.00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3.364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3cm" svg:height="0.318cm" svg:x="13.725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4.088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cm" svg:height="0.318cm" svg:x="15.898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6.258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cm" svg:height="0.318cm" svg:x="15.898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3cm" svg:height="0.318cm" svg:x="16.258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3.001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3.364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3.725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4.088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4.449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4.811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5.173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4cm" svg:height="0.317cm" svg:x="15.534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3.001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3.36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3.72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4.088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cm" svg:height="0.317cm" svg:x="15.898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6.258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cm" svg:height="0.317cm" svg:x="15.898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6.258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3cm" svg:height="0.318cm" svg:x="9.382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cm" svg:height="0.318cm" svg:x="9.745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4cm" svg:height="0.318cm" svg:x="10.105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0.469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0.83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1.191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1.554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11.915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3cm" svg:height="0.318cm" svg:x="9.382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cm" svg:height="0.318cm" svg:x="9.745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4cm" svg:height="0.318cm" svg:x="10.105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0.469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1cm" svg:height="0.318cm" svg:x="12.278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2cm" svg:height="0.318cm" svg:x="12.639cm" svg:y="9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61cm" svg:height="0.318cm" svg:x="12.278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362cm" svg:height="0.318cm" svg:x="12.639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9.382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cm" svg:height="0.317cm" svg:x="9.745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4cm" svg:height="0.317cm" svg:x="10.105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0.469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0.83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1.191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1.554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1.915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9.382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cm" svg:height="0.317cm" svg:x="9.74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4cm" svg:height="0.317cm" svg:x="10.10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0.46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2.278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2.639cm" svg:y="9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2.278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2cm" svg:height="0.317cm" svg:x="12.63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3.001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3.364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3.725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4.088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4.449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4.811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5.173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4cm" svg:height="0.317cm" svg:x="15.534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3.001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3.364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3.725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4.088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cm" svg:height="0.317cm" svg:x="15.898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6.258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cm" svg:height="0.317cm" svg:x="15.898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3cm" svg:height="0.317cm" svg:x="16.258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cm" svg:height="0.317cm" svg:x="9.745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4cm" svg:height="0.317cm" svg:x="10.105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0.469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0.83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1.191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1.554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3cm" svg:height="0.317cm" svg:x="11.915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cm" svg:height="0.317cm" svg:x="9.745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4cm" svg:height="0.317cm" svg:x="10.105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0.469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1cm" svg:height="0.317cm" svg:x="12.278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2cm" svg:height="0.317cm" svg:x="12.639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1cm" svg:height="0.317cm" svg:x="12.278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2cm" svg:height="0.317cm" svg:x="12.639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6cm" svg:height="0.317cm" svg:x="9.382cm" svg:y="10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6cm" svg:height="0.317cm" svg:x="9.382cm" svg:y="10.46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1:52:28.734488856</meta:creation-date>
    <dc:date>2016-10-04T12:07:14.779387691</dc:date>
    <meta:editing-duration>PT24S</meta:editing-duration>
    <meta:editing-cycles>1</meta:editing-cycles>
    <meta:document-statistic meta:object-count="211"/>
    <meta:generator>LibreOffice/5.1.2.2$Linux_X86_64 LibreOffice_project/10m0$Build-2</meta:generator>
  </office:meta>
</office:document-meta>
</file>